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07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od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Comment %</text:p>
          </table:table-cell>
          <table:table-cell table:style-name="ce1" office:value-type="string">
            <text:p><text:s text:c="2"/>Blank</text:p>
          </table:table-cell>
          <table:table-cell table:style-name="ce1" office:value-type="string">
            <text:p><text:s text:c="2"/>Total</text:p>
          </table:table-cell>
          <table:table-cell table:style-name="ce1" office:value-type="string">
            <text:p><text:s/>Fil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percentage" office:value="0.889">
            <text:p>88.90%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symboltabl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percentage" office:value="0.848">
            <text:p>84.80%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string">
            <text:p><text:s/>rmi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percentage" office:value="0.846">
            <text:p>84.6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abi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percentage" office:value="0.832">
            <text:p>83.20%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<text:s/>string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percentage" office:value="0.829">
            <text:p>82.90%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<text:s/>memfunc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percentage" office:value="0.778">
            <text:p>77.80%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<text:s/>usermem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percentage" office:value="0.776">
            <text:p>77.60%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string">
            <text:p><text:s/>8259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percentage" office:value="0.774">
            <text:p>77.40%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<text:s/>schedule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percentage" office:value="0.759">
            <text:p>75.90%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<text:s/>threadmemory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percentage" office:value="0.758">
            <text:p>75.80%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string">
            <text:p><text:s/>pid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percentage" office:value="0.748">
            <text:p>74.80%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string">
            <text:p><text:s/>is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percentage" office:value="0.744">
            <text:p>74.40%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<text:s/>ipc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percentage" office:value="0.743">
            <text:p>74.30%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string">
            <text:p><text:s/>irq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percentage" office:value="0.743">
            <text:p>74.30%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<text:s/>mathfunc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percentage" office:value="0.737">
            <text:p>73.70%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<text:s/>protection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percentage" office:value="0.733">
            <text:p>73.30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<text:s/>appearanc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percentage" office:value="0.733">
            <text:p>73.30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<text:s/>kernel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percentage" office:value="0.722">
            <text:p>72.20%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<text:s/>atom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percentage" office:value="0.714">
            <text:p>71.40%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<text:s/>memtun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percentage" office:value="0.714">
            <text:p>71.40%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<text:s/>hashin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percentage" office:value="0.714">
            <text:p>71.40%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<text:s/>time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percentage" office:value="0.692">
            <text:p>69.2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usermodefunc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percentage" office:value="0.68">
            <text:p>68.00%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<text:s/>syscall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percentage" office:value="0.673">
            <text:p>67.30%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<text:s/>messag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percentage" office:value="0.667">
            <text:p>66.70%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<text:s/>loadexecutabl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percentage" office:value="0.667">
            <text:p>66.70%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<text:s/>processnam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percentage" office:value="0.667">
            <text:p>66.70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<text:s/>cmdlin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7">
            <text:p>66.70%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<text:s/>version.h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667">
            <text:p>66.70%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loc.s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percentage" office:value="0.667">
            <text:p>66.70%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<text:s/>atom.c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percentage" office:value="0.663">
            <text:p>66.30%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string">
            <text:p><text:s/>icxxabi.cpp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percentage" office:value="0.662">
            <text:p>66.20%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string">
            <text:p><text:s/>video_cha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percentage" office:value="0.661">
            <text:p>66.10%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<text:s/>memory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percentage" office:value="0.655">
            <text:p>65.50%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<text:s/>useprofil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4">
            <text:p>65.40%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<text:s/>ioperm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percentage" office:value="0.653">
            <text:p>65.30%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<text:s/>irq_han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percentage" office:value="0.643">
            <text:p>64.30%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<text:s/>kernel_privat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percentage" office:value="0.639">
            <text:p>63.90%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string">
            <text:p><text:s/>pagin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percentage" office:value="0.636">
            <text:p>63.60%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<text:s/>gconfdefault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percentage" office:value="0.636">
            <text:p>63.60%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<text:s/>gconfempty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percentage" office:value="0.636">
            <text:p>63.60%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<text:s/>measuremen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percentage" office:value="0.627">
            <text:p>62.70%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string">
            <text:p><text:s/>hashmap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<text:s/>unittes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percentage" office:value="0.59">
            <text:p>59.00%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string">
            <text:p><text:s/>semaphor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percentage" office:value="0.588">
            <text:p>58.80%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<text:s/>systrap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percentage" office:value="0.583">
            <text:p>58.30%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<text:s/>i386-stub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percentage" office:value="0.583">
            <text:p>58.30%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<text:s/>uartport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percentage" office:value="0.583">
            <text:p>58.30%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<text:s/>stackcheck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percentage" office:value="0.583">
            <text:p>58.30%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<text:s/>abi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percentage" office:value="0.581">
            <text:p>58.10%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<text:s/>thread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percentage" office:value="0.571">
            <text:p>57.10%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<text:s/>in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percentage" office:value="0.545">
            <text:p>54.50%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<text:s/>loadmodule.h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percentage" office:value="0.538">
            <text:p>53.80%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<text:s/>exception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percentage" office:value="0.538">
            <text:p>53.8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ms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percentage" office:value="0.535">
            <text:p>53.50%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<text:s/>io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percentage" office:value="0.529">
            <text:p>52.90%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<text:s/>protection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percentage" office:value="0.519">
            <text:p>51.90%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<text:s/>processor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6">
            <text:p>126</text:p>
          </table:table-cell>
          <table:table-cell office:value-type="float" office:value="133">
            <text:p>133</text:p>
          </table:table-cell>
          <table:table-cell office:value-type="percentage" office:value="0.514">
            <text:p>51.40%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string">
            <text:p><text:s/>isr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percentage" office:value="0.51">
            <text:p>51.00%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<text:s/>udiv3.h</text:p>
          </table:table-cell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7">
            <text:p>7</text:p>
          </table:table-cell>
          <table:table-cell office:value-type="percentage" office:value="0.5">
            <text:p>50.00%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<text:s/>kdebug.h</text:p>
          </table:table-cell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7">
            <text:p>7</text:p>
          </table:table-cell>
          <table:table-cell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<text:s/>arguments.h</text:p>
          </table:table-cell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6">
            <text:p>6</text:p>
          </table:table-cell>
          <table:table-cell office:value-type="percentage" office:value="0.5">
            <text:p>50.00%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<text:s/>flags.h</text:p>
          </table:table-cell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12">
            <text:p>12</text:p>
          </table:table-cell>
          <table:table-cell office:value-type="percentage" office:value="0.5">
            <text:p>50.00%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<text:s/>8259_ctrl.h</text:p>
          </table:table-cell>
        </table:table-row>
        <table:table-row table:style-name="ro1">
          <table:table-cell office:value-type="string">
            <text:p>shell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0.5">
            <text:p>50.0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updatesymboltable</text:p>
          </table:table-cell>
        </table:table-row>
        <table:table-row table:style-name="ro1">
          <table:table-cell office:value-type="string">
            <text:p>shell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0.5">
            <text:p>50.0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updatesymboltable~</text:p>
          </table:table-cell>
        </table:table-row>
        <table:table-row table:style-name="ro1">
          <table:table-cell office:value-type="string">
            <text:p>assembler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percentage" office:value="0.485">
            <text:p>48.50%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string">
            <text:p><text:s/>memmove.S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percentage" office:value="0.48">
            <text:p>48.00%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<text:s/>address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2">
            <text:p>142</text:p>
          </table:table-cell>
          <table:table-cell office:value-type="float" office:value="120">
            <text:p>120</text:p>
          </table:table-cell>
          <table:table-cell office:value-type="percentage" office:value="0.458">
            <text:p>45.80%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string">
            <text:p><text:s/>udiv3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percentage" office:value="0.432">
            <text:p>43.20%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<text:s/>id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percentage" office:value="0.432">
            <text:p>43.20%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<text:s/>ipc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percentage" office:value="0.429">
            <text:p>42.90%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<text:s/>timer_ctrl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percentage" office:value="0.421">
            <text:p>42.10%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<text:s/>compilerspec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percentage" office:value="0.412">
            <text:p>41.20%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<text:s/>event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<text:s/>stackmem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percentage" office:value="0.4">
            <text:p>40.00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<text:s/>x86reg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percentage" office:value="0.4">
            <text:p>40.00%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<text:s/>MyClas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percentage" office:value="0.389">
            <text:p>38.90%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string">
            <text:p><text:s/>stdar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percentage" office:value="0.389">
            <text:p>38.90%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<text:s/>video_mod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percentage" office:value="0.386">
            <text:p>38.60%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<text:s/>mmu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percentage" office:value="0.385">
            <text:p>38.5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callback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percentage" office:value="0.375">
            <text:p>37.50%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<text:s/>exception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percentage" office:value="0.368">
            <text:p>36.80%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<text:s/>pid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percentage" office:value="0.368">
            <text:p>36.80%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<text:s/>privileg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percentage" office:value="0.368">
            <text:p>36.80%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<text:s/>strfuncs.c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123">
            <text:p>123</text:p>
          </table:table-cell>
          <table:table-cell office:value-type="float" office:value="67">
            <text:p>67</text:p>
          </table:table-cell>
          <table:table-cell office:value-type="percentage" office:value="0.353">
            <text:p>35.30%</text:p>
          </table:table-cell>
          <table:table-cell office:value-type="float" office:value="35">
            <text:p>35</text:p>
          </table:table-cell>
          <table:table-cell office:value-type="float" office:value="225">
            <text:p>225</text:p>
          </table:table-cell>
          <table:table-cell office:value-type="string">
            <text:p><text:s/>elf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percentage" office:value="0.353">
            <text:p>35.30%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<text:s/>globalconfi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percentage" office:value="0.347">
            <text:p>34.70%</text:p>
          </table:table-cell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office:value-type="string">
            <text:p><text:s/>multiboo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percentage" office:value="0.333">
            <text:p>33.30%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<text:s/>tdm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percentage" office:value="0.333">
            <text:p>33.30%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<text:s/>rmi_internal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percentage" office:value="0.333">
            <text:p>33.30%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string">
            <text:p><text:s/>icxxabi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percentage" office:value="0.318">
            <text:p>31.80%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<text:s/>bitmap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percentage" office:value="0.308">
            <text:p>30.80%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<text:s/>cppsuppor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percentage" office:value="0.292">
            <text:p>29.20%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office:value-type="string">
            <text:p><text:s/>gd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percentage" office:value="0.279">
            <text:p>27.90%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string">
            <text:p><text:s/>gd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percentage" office:value="0.278">
            <text:p>27.80%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<text:s/>strncpy.c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265">
            <text:p>265</text:p>
          </table:table-cell>
          <table:table-cell office:value-type="float" office:value="94">
            <text:p>94</text:p>
          </table:table-cell>
          <table:table-cell office:value-type="percentage" office:value="0.262">
            <text:p>26.20%</text:p>
          </table:table-cell>
          <table:table-cell office:value-type="float" office:value="38">
            <text:p>38</text:p>
          </table:table-cell>
          <table:table-cell office:value-type="float" office:value="397">
            <text:p>397</text:p>
          </table:table-cell>
          <table:table-cell office:value-type="string">
            <text:p><text:s/>elf_common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percentage" office:value="0.257">
            <text:p>25.70%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<text:s/>vga_io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percentage" office:value="0.257">
            <text:p>25.70%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<text:s/>tss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office:value-type="percentage" office:value="0.252">
            <text:p>25.20%</text:p>
          </table:table-cell>
          <table:table-cell office:value-type="float" office:value="35">
            <text:p>35</text:p>
          </table:table-cell>
          <table:table-cell office:value-type="float" office:value="174">
            <text:p>174</text:p>
          </table:table-cell>
          <table:table-cell office:value-type="string">
            <text:p><text:s/>loadexecutabl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.00%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<text:s/>hashing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.00%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<text:s/>strcpy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04">
            <text:p>604</text:p>
          </table:table-cell>
          <table:table-cell office:value-type="float" office:value="199">
            <text:p>199</text:p>
          </table:table-cell>
          <table:table-cell office:value-type="percentage" office:value="0.248">
            <text:p>24.80%</text:p>
          </table:table-cell>
          <table:table-cell office:value-type="float" office:value="116">
            <text:p>116</text:p>
          </table:table-cell>
          <table:table-cell office:value-type="float" office:value="919">
            <text:p>919</text:p>
          </table:table-cell>
          <table:table-cell office:value-type="string">
            <text:p><text:s/>i386-stub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percentage" office:value="0.241">
            <text:p>24.10%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<text:s/>kdebug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percentage" office:value="0.237">
            <text:p>23.70%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<text:s/>mathfuncs.c</text:p>
          </table:table-cell>
        </table:table-row>
        <table:table-row table:style-name="ro1">
          <table:table-cell office:value-type="string">
            <text:p>assembler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percentage" office:value="0.235">
            <text:p>23.50%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string">
            <text:p><text:s/>boot.S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percentage" office:value="0.233">
            <text:p>23.30%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string">
            <text:p><text:s/>typedef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percentage" office:value="0.233">
            <text:p>23.30%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<text:s/>symboltabl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percentage" office:value="0.233">
            <text:p>23.30%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<text:s/>elf32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percentage" office:value="0.231">
            <text:p>23.1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strchr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percentage" office:value="0.227">
            <text:p>22.70%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<text:s/>featur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percentage" office:value="0.226">
            <text:p>22.60%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<text:s/>x86flag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percentage" office:value="0.225">
            <text:p>22.50%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string">
            <text:p><text:s/>ioperm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percentage" office:value="0.222">
            <text:p>22.20%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<text:s/>stackmem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percentage" office:value="0.207">
            <text:p>20.70%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string">
            <text:p><text:s/>messages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66">
            <text:p>366</text:p>
          </table:table-cell>
          <table:table-cell office:value-type="float" office:value="90">
            <text:p>90</text:p>
          </table:table-cell>
          <table:table-cell office:value-type="percentage" office:value="0.197">
            <text:p>19.70%</text:p>
          </table:table-cell>
          <table:table-cell office:value-type="float" office:value="101">
            <text:p>101</text:p>
          </table:table-cell>
          <table:table-cell office:value-type="float" office:value="557">
            <text:p>557</text:p>
          </table:table-cell>
          <table:table-cell office:value-type="string">
            <text:p><text:s/>scheduler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percentage" office:value="0.196">
            <text:p>19.60%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<text:s/>appearance.c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percentage" office:value="0.195">
            <text:p>19.50%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<text:s/>MyClass.cpp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percentage" office:value="0.194">
            <text:p>19.40%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<text:s/>numbers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percentage" office:value="0.192">
            <text:p>19.20%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 office:value-type="string">
            <text:p><text:s/>hashmap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percentage" office:value="0.188">
            <text:p>18.80%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<text:s/>strncmp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percentage" office:value="0.185">
            <text:p>18.50%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<text:s/>ts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percentage" office:value="0.185">
            <text:p>18.50%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string">
            <text:p><text:s/>threadmemory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percentage" office:value="0.18">
            <text:p>18.00%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string">
            <text:p><text:s/>id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percentage" office:value="0.179">
            <text:p>17.90%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<text:s/>load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percentage" office:value="0.177">
            <text:p>17.70%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string">
            <text:p><text:s/>video_mod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percentage" office:value="0.176">
            <text:p>17.60%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<text:s/>elf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percentage" office:value="0.176">
            <text:p>17.60%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string">
            <text:p><text:s/>rmi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percentage" office:value="0.176">
            <text:p>17.60%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<text:s/>strcmp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7">
            <text:p>217</text:p>
          </table:table-cell>
          <table:table-cell office:value-type="float" office:value="46">
            <text:p>46</text:p>
          </table:table-cell>
          <table:table-cell office:value-type="percentage" office:value="0.175">
            <text:p>17.50%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office:value-type="string">
            <text:p><text:s/>video_char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15">
            <text:p>315</text:p>
          </table:table-cell>
          <table:table-cell office:value-type="float" office:value="66">
            <text:p>66</text:p>
          </table:table-cell>
          <table:table-cell office:value-type="percentage" office:value="0.173">
            <text:p>17.30%</text:p>
          </table:table-cell>
          <table:table-cell office:value-type="float" office:value="105">
            <text:p>105</text:p>
          </table:table-cell>
          <table:table-cell office:value-type="float" office:value="486">
            <text:p>486</text:p>
          </table:table-cell>
          <table:table-cell office:value-type="string">
            <text:p><text:s/>mmu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percentage" office:value="0.17">
            <text:p>17.00%</text:p>
          </table:table-cell>
          <table:table-cell office:value-type="float" office:value="29">
            <text:p>29</text:p>
          </table:table-cell>
          <table:table-cell office:value-type="float" office:value="164">
            <text:p>164</text:p>
          </table:table-cell>
          <table:table-cell office:value-type="string">
            <text:p><text:s/>bitmap.c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percentage" office:value="0.167">
            <text:p>16.70%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rundebugqemu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percentage" office:value="0.165">
            <text:p>16.50%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<text:s/>loadmodul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percentage" office:value="0.163">
            <text:p>16.30%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<text:s/>profilin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percentage" office:value="0.161">
            <text:p>16.10%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<text:s/>uar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percentage" office:value="0.16">
            <text:p>16.00%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string">
            <text:p><text:s/>syscall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percentage" office:value="0.158">
            <text:p>15.80%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<text:s/>strlen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45">
            <text:p>245</text:p>
          </table:table-cell>
          <table:table-cell office:value-type="float" office:value="46">
            <text:p>46</text:p>
          </table:table-cell>
          <table:table-cell office:value-type="percentage" office:value="0.158">
            <text:p>15.80%</text:p>
          </table:table-cell>
          <table:table-cell office:value-type="float" office:value="66">
            <text:p>66</text:p>
          </table:table-cell>
          <table:table-cell office:value-type="float" office:value="357">
            <text:p>357</text:p>
          </table:table-cell>
          <table:table-cell office:value-type="string">
            <text:p><text:s/>paging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9">
            <text:p>219</text:p>
          </table:table-cell>
          <table:table-cell office:value-type="float" office:value="41">
            <text:p>41</text:p>
          </table:table-cell>
          <table:table-cell office:value-type="percentage" office:value="0.158">
            <text:p>15.80%</text:p>
          </table:table-cell>
          <table:table-cell office:value-type="float" office:value="70">
            <text:p>70</text:p>
          </table:table-cell>
          <table:table-cell office:value-type="float" office:value="330">
            <text:p>330</text:p>
          </table:table-cell>
          <table:table-cell office:value-type="string">
            <text:p><text:s/>semaphor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32">
            <text:p>232</text:p>
          </table:table-cell>
          <table:table-cell office:value-type="float" office:value="40">
            <text:p>40</text:p>
          </table:table-cell>
          <table:table-cell office:value-type="percentage" office:value="0.147">
            <text:p>14.70%</text:p>
          </table:table-cell>
          <table:table-cell office:value-type="float" office:value="73">
            <text:p>73</text:p>
          </table:table-cell>
          <table:table-cell office:value-type="float" office:value="345">
            <text:p>345</text:p>
          </table:table-cell>
          <table:table-cell office:value-type="string">
            <text:p><text:s/>memory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percentage" office:value="0.143">
            <text:p>14.30%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<text:s/>semaphore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percentage" office:value="0.137">
            <text:p>13.70%</text:p>
          </table:table-cell>
          <table:table-cell office:value-type="float" office:value="24">
            <text:p>24</text:p>
          </table:table-cell>
          <table:table-cell office:value-type="float" office:value="126">
            <text:p>126</text:p>
          </table:table-cell>
          <table:table-cell office:value-type="string">
            <text:p><text:s/>uar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percentage" office:value="0.136">
            <text:p>13.60%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<text:s/>memse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office:value-type="percentage" office:value="0.134">
            <text:p>13.40%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<text:s/>irq_han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percentage" office:value="0.134">
            <text:p>13.40%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<text:s/>8259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percentage" office:value="0.133">
            <text:p>13.30%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<text:s/>debug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percentage" office:value="0.133">
            <text:p>13.30%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<text:s/>unittes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percentage" office:value="0.133">
            <text:p>13.30%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<text:s/>cmdlin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62">
            <text:p>262</text:p>
          </table:table-cell>
          <table:table-cell office:value-type="float" office:value="40">
            <text:p>40</text:p>
          </table:table-cell>
          <table:table-cell office:value-type="percentage" office:value="0.132">
            <text:p>13.20%</text:p>
          </table:table-cell>
          <table:table-cell office:value-type="float" office:value="73">
            <text:p>73</text:p>
          </table:table-cell>
          <table:table-cell office:value-type="float" office:value="375">
            <text:p>375</text:p>
          </table:table-cell>
          <table:table-cell office:value-type="string">
            <text:p><text:s/>kernel.c</text:p>
          </table:table-cell>
        </table:table-row>
        <table:table-row table:style-name="ro1">
          <table:table-cell office:value-type="string">
            <text:p>assembler</text:p>
          </table:table-cell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 office:value-type="percentage" office:value="0.129">
            <text:p>12.90%</text:p>
          </table:table-cell>
          <table:table-cell office:value-type="float" office:value="75">
            <text:p>75</text:p>
          </table:table-cell>
          <table:table-cell office:value-type="float" office:value="347">
            <text:p>347</text:p>
          </table:table-cell>
          <table:table-cell office:value-type="string">
            <text:p><text:s/>irq.S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86">
            <text:p>286</text:p>
          </table:table-cell>
          <table:table-cell office:value-type="float" office:value="42">
            <text:p>42</text:p>
          </table:table-cell>
          <table:table-cell office:value-type="percentage" office:value="0.128">
            <text:p>12.80%</text:p>
          </table:table-cell>
          <table:table-cell office:value-type="float" office:value="62">
            <text:p>62</text:p>
          </table:table-cell>
          <table:table-cell office:value-type="float" office:value="390">
            <text:p>390</text:p>
          </table:table-cell>
          <table:table-cell office:value-type="string">
            <text:p><text:s/>rmi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percentage" office:value="0.125">
            <text:p>12.50%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string">
            <text:p><text:s/>timer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percentage" office:value="0.124">
            <text:p>12.40%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string">
            <text:p><text:s/>pid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percentage" office:value="0.123">
            <text:p>12.30%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string">
            <text:p><text:s/>processnames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percentage" office:value="0.119">
            <text:p>11.90%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<text:s/>sct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percentage" office:value="0.118">
            <text:p>11.80%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<text:s/>instrument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percentage" office:value="0.116">
            <text:p>11.60%</text:p>
          </table:table-cell>
          <table:table-cell office:value-type="float" office:value="84">
            <text:p>84</text:p>
          </table:table-cell>
          <table:table-cell office:value-type="float" office:value="376">
            <text:p>376</text:p>
          </table:table-cell>
          <table:table-cell office:value-type="string">
            <text:p><text:s/>thread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percentage" office:value="0.113">
            <text:p>11.30%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<text:s/>wrapper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percentage" office:value="0.104">
            <text:p>10.40%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string">
            <text:p><text:s/>ipc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percentage" office:value="0.103">
            <text:p>10.30%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string">
            <text:p><text:s/>task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percentage" office:value="0.091">
            <text:p>9.10%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string">
            <text:p><text:s/>useprofile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54">
            <text:p>154</text:p>
          </table:table-cell>
          <table:table-cell office:value-type="float" office:value="15">
            <text:p>15</text:p>
          </table:table-cell>
          <table:table-cell office:value-type="percentage" office:value="0.089">
            <text:p>8.90%</text:p>
          </table:table-cell>
          <table:table-cell office:value-type="float" office:value="45">
            <text:p>45</text:p>
          </table:table-cell>
          <table:table-cell office:value-type="float" office:value="214">
            <text:p>214</text:p>
          </table:table-cell>
          <table:table-cell office:value-type="string">
            <text:p><text:s/>features.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percentage" office:value="0.081">
            <text:p>8.10%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string">
            <text:p><text:s/>linkedlist.h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percentage" office:value="0.077">
            <text:p>7.70%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<text:s/>umbennen.s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percentage" office:value="0.075">
            <text:p>7.50%</text:p>
          </table:table-cell>
          <table:table-cell office:value-type="float" office:value="61">
            <text:p>61</text:p>
          </table:table-cell>
          <table:table-cell office:value-type="float" office:value="355">
            <text:p>355</text:p>
          </table:table-cell>
          <table:table-cell office:value-type="string">
            <text:p><text:s/>usermodefuncs.c</text:p>
          </table:table-cell>
        </table:table-row>
        <table:table-row table:style-name="ro1">
          <table:table-cell office:value-type="string">
            <text:p>cpp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percentage" office:value="0.055">
            <text:p>5.50%</text:p>
          </table:table-cell>
          <table:table-cell office:value-type="float" office:value="57">
            <text:p>57</text:p>
          </table:table-cell>
          <table:table-cell office:value-type="float" office:value="240">
            <text:p>240</text:p>
          </table:table-cell>
          <table:table-cell office:value-type="string">
            <text:p><text:s/>cppsupport.cpp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percentage" office:value="0.054">
            <text:p>5.40%</text:p>
          </table:table-cell>
          <table:table-cell office:value-type="float" office:value="50">
            <text:p>50</text:p>
          </table:table-cell>
          <table:table-cell office:value-type="float" office:value="291">
            <text:p>291</text:p>
          </table:table-cell>
          <table:table-cell office:value-type="string">
            <text:p><text:s/>mkmake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208">
            <text:p>208</text:p>
          </table:table-cell>
          <table:table-cell office:value-type="float" office:value="11">
            <text:p>11</text:p>
          </table:table-cell>
          <table:table-cell office:value-type="percentage" office:value="0.05">
            <text:p>5.00%</text:p>
          </table:table-cell>
          <table:table-cell office:value-type="float" office:value="48">
            <text:p>48</text:p>
          </table:table-cell>
          <table:table-cell office:value-type="float" office:value="267">
            <text:p>267</text:p>
          </table:table-cell>
          <table:table-cell office:value-type="string">
            <text:p><text:s/>mkmake~</text:p>
          </table:table-cell>
        </table:table-row>
        <table:table-row table:style-name="ro1">
          <table:table-cell office:value-type="string">
            <text:p>make</text:p>
          </table:table-cell>
          <table:table-cell office:value-type="float" office:value="612">
            <text:p>612</text:p>
          </table:table-cell>
          <table:table-cell office:value-type="float" office:value="3">
            <text:p>3</text:p>
          </table:table-cell>
          <table:table-cell office:value-type="percentage" office:value="0.005">
            <text:p>0.50%</text:p>
          </table:table-cell>
          <table:table-cell office:value-type="float" office:value="140">
            <text:p>140</text:p>
          </table:table-cell>
          <table:table-cell office:value-type="float" office:value="755">
            <text:p>755</text:p>
          </table:table-cell>
          <table:table-cell office:value-type="string">
            <text:p><text:s/>Makefil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<text:s/>elf32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<text:s/>memory_types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verdate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string">
            <text:p><text:s/>font16.h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string">
            <text:p><text:s/>font8.h</text:p>
          </table:table-cell>
        </table:table-row>
        <table:table-row table:style-name="ro1">
          <table:table-cell office:value-type="string">
            <text:p>assemble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<text:s/>memcpy.S</text:p>
          </table:table-cell>
        </table:table-row>
      </table:table>
      <table:table table:name="Image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.text segment size</text:p>
          </table:table-cell>
        </table:table-row>
        <table:table-row table:style-name="ro1">
          <table:table-cell office:value-type="string">
            <text:p>./mtask/scheduler.o </text:p>
          </table:table-cell>
          <table:table-cell office:value-type="float" office:value="4683">
            <text:p>4683</text:p>
          </table:table-cell>
        </table:table-row>
        <table:table-row table:style-name="ro1">
          <table:table-cell office:value-type="string">
            <text:p>./memory/mmu.o </text:p>
          </table:table-cell>
          <table:table-cell office:value-type="float" office:value="4497">
            <text:p>4497</text:p>
          </table:table-cell>
        </table:table-row>
        <table:table-row table:style-name="ro1">
          <table:table-cell office:value-type="string">
            <text:p>./app/rmi.o 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string">
            <text:p>./mtask/thread.o </text:p>
          </table:table-cell>
          <table:table-cell office:value-type="float" office:value="3863">
            <text:p>3863</text:p>
          </table:table-cell>
        </table:table-row>
        <table:table-row table:style-name="ro1">
          <table:table-cell office:value-type="string">
            <text:p>./memory/memory.o 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string">
            <text:p>./app/usermodefuncs.o 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string">
            <text:p>./memory/paging.o 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./mtask/semaphore.o 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./hal/idt.o 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string">
            <text:p>./modules/loadexecutable.o 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string">
            <text:p>./kernel.o 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./hal/irq.o 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./math/lib/udiv3.o 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./video/video_char.o 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string">
            <text:p>./hal/isr.o </text:p>
          </table:table-cell>
          <table:table-cell office:value-type="float" office:value="1656">
            <text:p>1656</text:p>
          </table:table-cell>
        </table:table-row>
        <table:table-row table:style-name="ro1">
          <table:table-cell office:value-type="string">
            <text:p>./video/video_mode.o 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string">
            <text:p>./memory/adt/hashmap.o 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string">
            <text:p>./hal/features.o 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./cpp/cppsupport.o 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string">
            <text:p>./memory/adt/bitmap.o 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string">
            <text:p>./mtask/pid.o 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./hal/irq_han.o 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string">
            <text:p>./app/syscall.o 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string">
            <text:p>./modules/elf32.o 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./hal/8259.o 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./modules/loadmodule.o 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string">
            <text:p>./app/ioperm.o 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./app/messages.o 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./hal/gdt.o 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./cmdline.o 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./app/processnames.o 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./memory/threadmemory.o 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./hal/timer.o 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./test/unittest.o 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./cpp/MyClass.o 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./hal/tss.o 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/math/mathfuncs.o 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/appearance/appearance.o 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/memory/strings/numbers.o 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/memory/strings/memset.o 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/kdebug/symboltable.o 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/boot.o 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/memory/strings/strcpy.o 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/app/ipc.o 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/memory/strings/strcmp.o 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/memory/adt/hashing.o 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/memory/strings/strncmp.o 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/memory/strings/strlen.o 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/memory/strings/strfuncs.o 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/memory/strings/strncpy.o 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/memory/strings/memmove.o 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/memory/stackmem.o 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/memory/strings/strchr.o 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/memory/strings/memcpy.o 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/cpp/icxxabi.o 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/hal/abi.o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/memory/protection.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/hal/atom.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/kdebug/stackcheck.o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/kdebug/i386-stub.o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kdebug/kdebug.o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hal/uart.o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profiler/useprofile.o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profiler/instrument.o 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Image.A1:Image.B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04/27/2010</text:date>, <text:time>17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7T15:56:59</meta:creation-date>
    <dc:date>2010-04-27T17:13:31</dc:date>
    <meta:editing-duration>PT01H01M21S</meta:editing-duration>
    <meta:editing-cycles>2</meta:editing-cycles>
    <meta:generator>OpenOffice.org/3.2$Linux OpenOffice.org_project/320m12$Build-9483</meta:generator>
    <meta:document-statistic meta:table-count="3" meta:cell-count="1362" meta:object-count="0"/>
  </office:meta>
</office:document-meta>
</file>